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01cm" loext:contextual-spacing="false" fo:text-align="justify" style:justify-single-word="false"/>
      <style:text-properties officeooo:paragraph-rsid="001eac80"/>
    </style:style>
    <style:style style:name="P2" style:family="paragraph" style:parent-style-name="Text_20_body">
      <style:paragraph-properties fo:margin-top="0cm" fo:margin-bottom="0.101cm" loext:contextual-spacing="false" fo:line-height="100%" fo:text-align="justify" style:justify-single-word="false"/>
      <style:text-properties fo:font-size="12pt" style:font-size-asian="12pt" style:font-size-complex="12pt"/>
    </style:style>
    <style:style style:name="P3" style:family="paragraph" style:parent-style-name="Text_20_body">
      <style:paragraph-properties fo:margin-top="0cm" fo:margin-bottom="0.101cm" loext:contextual-spacing="false" fo:line-height="100%" fo:text-align="justify" style:justify-single-word="false"/>
    </style:style>
    <style:style style:name="P4" style:family="paragraph" style:parent-style-name="Text_20_body">
      <style:paragraph-properties fo:margin-top="0cm" fo:margin-bottom="0.101cm" loext:contextual-spacing="false" fo:line-height="100%" fo:text-align="justify" style:justify-single-word="false"/>
      <style:text-properties officeooo:paragraph-rsid="00212131"/>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Standard" style:list-style-name="L1"/>
    <style:style style:name="P7" style:family="paragraph" style:parent-style-name="Standard" style:list-style-name="L1">
      <style:text-properties officeooo:paragraph-rsid="001d60ae"/>
    </style:style>
    <style:style style:name="T1" style:family="text">
      <style:text-properties officeooo:rsid="001d60ae"/>
    </style:style>
    <style:style style:name="T2" style:family="text">
      <style:text-properties fo:font-style="italic" style:font-style-asian="italic" style:font-style-complex="italic"/>
    </style:style>
    <style:style style:name="T3" style:family="text">
      <style:text-properties officeooo:rsid="001eac80"/>
    </style:style>
    <style:style style:name="T4" style:family="text">
      <style:text-properties officeooo:rsid="00212131"/>
    </style:style>
    <style:style style:name="T5" style:family="text">
      <style:text-properties fo:font-size="16pt" style:font-size-asian="16pt" style:font-size-complex="16pt"/>
    </style:style>
    <style:style style:name="T6" style:family="text">
      <style:text-properties style:font-name="Liberation Sans" fo:font-size="16pt" fo:font-weight="bold" officeooo:rsid="00212131" style:font-name-asian="Noto Sans CJK SC" style:font-size-asian="16pt" style:font-weight-asian="bold" style:font-name-complex="Lohit Devanagari" style:font-size-complex="16pt" style:font-weight-complex="bold"/>
    </style:style>
    <style:style style:name="T7" style:family="text">
      <style:text-properties fo:font-size="12pt" style:font-size-asian="12pt" style:font-size-complex="12pt"/>
    </style:style>
    <style:style style:name="T8" style:family="text">
      <style:text-properties fo:font-size="12pt" officeooo:rsid="00212131" style:font-size-asian="12pt" style:font-size-complex="12pt"/>
    </style:style>
    <style:style style:name="T9" style:family="text">
      <style:text-properties fo:font-size="12pt" officeooo:rsid="0022093e" style:font-size-asian="12pt" style:font-size-complex="12pt"/>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italic" officeooo:rsid="00212131" style:font-size-asian="12pt" style:font-style-asian="italic" style:font-size-complex="12pt" style:font-style-complex="italic"/>
    </style:style>
    <style:style style:name="T12" style:family="text">
      <style:text-properties officeooo:rsid="0022093e"/>
    </style:style>
    <style:style style:name="T13" style:family="text">
      <style:text-properties officeooo:rsid="00240a04"/>
    </style:style>
    <text:list-style style:name="L1">
      <text:list-level-style-bullet text:level="1" text:style-name="Bullet_20_Symbols" text:bullet-char="•">
        <style:list-level-properties text:list-level-position-and-space-mode="label-alignment">
          <style:list-level-label-alignment text:label-followed-by="listtab" text:list-tab-stop-position="0.852cm" fo:text-indent="-0.635cm" fo:margin-left="0.8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Notes on the concept of law <text:line-break/></text:span><text:span text:style-name="T6">based on </text:span><text:span text:style-name="T5">our seminar discussions</text:span></text:p>
      <text:p text:style-name="P5">Hans-Gert Gräbe, 29.01.2021, <text:span text:style-name="T13">German version</text:span></text:p>
      <text:p text:style-name="P1"><text:span text:style-name="T4">In unseren Seminardiskussionen </text:span>zeichnet<text:span text:style-name="T4">e</text:span> sich immer mehr ab, dass der Gesetzesbegriff in der Wissenschaft und in einem ingenieur-technischen Kontext unterschiedlich zu fassen sind. Beides hängt mit der Notwendigkeit zusammen, die eigenen Praxen durch valide begründete Beschrei<text:span text:style-name="T12">­</text:span>bungsformen zu begleiten, die akzeptierten interpersonalen Standards genügen. Die Rigorosität derartiger Begründungen unterscheidet sich bereits innerhalb der Wissenschaftssphäre – ein Physi<text:span text:style-name="T12">­</text:span>ker mag die Differenz zweier divergenter Reihen bilden und als Ergebnis "pi/3" verkünden, was einem Mathematiker die Haare zu Berge steigen lässt. Auf eine Begründung dieser aus mathemati<text:span text:style-name="T12">­</text:span>scher Sicht unzulässigen Operation mag die für seine Physikerkollegen vollkommen akzeptable Antwort kommen: "Aus physikalischen Gründen".</text:p>
      <text:p text:style-name="P1">Petrovs Unterscheidung <text:span text:style-name="T3">in (Petrov 2020) </text:span>von <text:span text:style-name="T2">Gesetz</text:span> (notwendiges, wesentliches, nachhaltiges, sich wiederholendes Phänomen) und <text:span text:style-name="T2">Gesetzmäßigkeit </text:span>(Existenz und Entwicklung in Übereinstimmung mit den Gesetzen) legt einen Zusammenhang zwischen Begründungselementen (Gesetz) und Entwicklung durch begründetes Handeln nahe. Letzteres verstehe ich so, dass ingenieur-technisches Handeln in einem kooperativen Kontext mit einem Begründungserfordernis verbunden ist, das dieses Handeln auf Grundsätze (eben Gesetze) zurückführt, die <text:span text:style-name="T2">in diesem Kontext</text:span> anerkannt sind. Nur auf diese Weise kann Handeln von Dritten nachvollzogen und deren Handeln anschlussfähig gestaltet werden.</text:p>
      <text:p text:style-name="P1">Wir bewegen uns mit einem solchen Ansatz im Kontext einer Wissenstheorie etwa von (Berger/ Luckmann 1966) mit Wissen als "legitimen Sinndeutungen", allerdings mit der besonderen Beto<text:span text:style-name="T12">­</text:span>nung einer Kontextualisierung innerhalb kooperativer Zusammenhänge, w<text:span text:style-name="T3">om</text:span>it diese "legitimen Sinndeutungen" (als kontextualisierte "Gesetze") selbst stratifiziert sind: Als legitim innerhalb eines Kontexts anerkannte Sinndeutungen bedürfen einer umfassenderen (oder auch nur anderen) Legiti<text:span text:style-name="T12">­</text:span>mation und damit auch weiterer Begründung in anderen Kontexten.</text:p>
      <text:p text:style-name="P1">Genau auf diese Weise ist aber der große Korpus von Begründungen in (Goldovsky 1983) aufge<text:span text:style-name="T12">­</text:span>baut, wenn man ihn von hinten nach vorn liest. <text:s/>Es wird ein mehrschichtiges Begründungsuniver<text:span text:style-name="T12">­</text:span>sum aufgebaut, in dem die verschiedenen "Muster" und "Gesetzmäßigkeiten" (Begriff hier nach Goldovsky) technischer Entwicklung (Abschnitt 3-6) in Begründungszusammenhänge eingebettet werden, die auf "allgemeinere Gesetze" im Sinne legitimer Sinndeutungen auf allgemeinerer Ebene verweisen, die ihrerseits in Begründungszusammenhänge in noch allgemeineren Kontexten einge<text:span text:style-name="T12">­</text:span>bettet sind. Die oberste Ebene bilden allgemeine Gesetze der Dialektik und der Bewegung von Materie, die ohne weitere Begründung genannt sind. Ähnliches gilt für soziale Gesetze, wobei diese bereits teilweise untereinander begründet werden.</text:p>
      <text:p text:style-name="P1">Im Unterschied zu den "Gesetzen (ingenieur)-technischer Entwicklung", die wie moderne Technik<text:span text:style-name="T12">­</text:span>praxen als deren Grundlage erst jüngeren Datums sind, gehören jene nicht weiter begründeten "allgemeinen Gesetze" bereits seit Jahrhunderten zum diskursiven Begründungskanon und sind damit auch scheinbar diskursiv befestigt, wie eine Vielzahl von Monografien zum Thema nahelegt. Allerdings steht die Frage, sich solche Begründungserfordernisse mit dem Fortschreiben menschli<text:span text:style-name="T12">­</text:span>cher Praxen weiterentwickeln und ob nicht massive Wechsel in Basistechnologien, wie sie etwa den digitalen Wandel begleiten, auch zu Umbrüchen in den institutionalisierten Formen jener Begrün<text:span text:style-name="T12">­</text:span>dungserfordernisse führen. (Goldovsky 1983) ist selbst ein Beleg für diese Weiterentwicklung von Begründungszusammenhängen.</text:p>
      <text:h text:style-name="Heading_20_2" text:outline-level="2">References</text:h>
      <text:list xml:id="list465358693" text:style-name="L1">
        <text:list-item>
          <text:p text:style-name="P6">Peter L. Berger, Thomas Luckmann (1966). The Social Construction of Reality. </text:p>
        </text:list-item>
        <text:list-item>
          <text:p text:style-name="P7"><text:soft-page-break/>B.I.Goldovsky (1983). Система закономерностей построения и развития технических систем (The system of laws of construction and development of technical systems). https://wumm-project.github.io/TTS</text:p>
        </text:list-item>
        <text:list-item>
          <text:p text:style-name="P7">Hans-Gert Gräbe (2020). <text:s/>Die Menschen und ihre Technischen Systeme. (Human and their technical systems). LIFIS Online, Ma<text:span text:style-name="T1">y</text:span> 2020. https://wumm-project.github.io/TTS</text:p>
        </text:list-item>
        <text:list-item>
          <text:p text:style-name="P7">Vladimir Petrov (2020). Законы и закономерности развития систем (Laws and patterns of systems development). Book in 4 volumes (in Russian), ISBN 978-5-0051-5728-7. https://wumm-project.github.io/T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20:21:26.514851942</meta:creation-date>
    <dc:date>2021-02-09T16:59:26.510072845</dc:date>
    <meta:editing-duration>PT19M20S</meta:editing-duration>
    <meta:editing-cycles>5</meta:editing-cycles>
    <meta:generator>LibreOffice/6.4.6.2$Linux_X86_64 LibreOffice_project/40$Build-2</meta:generator>
    <meta:document-statistic meta:table-count="0" meta:image-count="0" meta:object-count="0" meta:page-count="2" meta:paragraph-count="12" meta:word-count="531" meta:character-count="4327" meta:non-whitespace-character-count="3807"/>
  </office:meta>
</office:document-meta>
</file>